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f85" officeooo:paragraph-rsid="00055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sammenfassung Uebung 3)</text:p>
      <text:p text:style-name="P1"/>
      <text:p text:style-name="P1">Zuerst muessen wir uns im Team Gedanken machen, wie die Prozessbeschreibung inkrementell entwickelt wurde und wie die Lesbarkeit und Komplexitaet verbessert werden kann.</text:p>
      <text:p text:style-name="P1">In Aufgabe 2 sollen 2 Anwendungsbeispiele, genauer gesagt die Syntaxelemente besprochen werden.</text:p>
      <text:p text:style-name="P1">In Aufgabe 3 sollen drei Risiken gefunden und beschrieben werden.</text:p>
      <text:p text:style-name="P1">In Aufgabe 4 soll in Einzelarbeit ein Risiko ausgedacht und dessen Auswirkungen auf das Aktavitaetsdiagramm beschrieben werden. Zusaetzlich soll sich noch ein Tool zur UML Modellierung angesehen werd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13:30.693293684</meta:creation-date>
    <dc:date>2024-05-03T15:23:45.487998144</dc:date>
    <meta:editing-duration>PT10M15S</meta:editing-duration>
    <meta:editing-cycles>1</meta:editing-cycles>
    <meta:document-statistic meta:table-count="0" meta:image-count="0" meta:object-count="0" meta:page-count="1" meta:paragraph-count="5" meta:word-count="76" meta:character-count="556" meta:non-whitespace-character-count="485"/>
    <meta:generator>LibreOffice/7.3.7.2$Linux_X86_64 LibreOffice_project/30$Build-2</meta:generator>
  </office:meta>
</office:document-meta>
</file>